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ov Stellar- The Mojo Radio Gang</text:p>
      <text:p text:style-name="P2">Intrumentation: Piano, Faint Static, Synthesised beat, Altered voice, constant use of drums, trumpets, voice made to sound like old recording</text:p>
      <text:p text:style-name="P2">Lyrics: Simple, repetitive (2 lines), sparse, about a date</text:p>
      <text:p text:style-name="P2">Starts with intrumental</text:p>
      <text:p text:style-name="P1">Tape Five – Ice from Russia</text:p>
      <text:p text:style-name="P2">Instrumentation: Saxophone, drum beat, synthesized bytes, piano, unfiltered voice, more natural sounds, low string instruments </text:p>
      <text:p text:style-name="P2">Lyrics: Simple, catchy chorus, about love</text:p>
      <text:p text:style-name="P2">starts with instrumental</text:p>
      <text:p text:style-name="P1">Jamie Berry ft. Octavia Rose – Delight</text:p>
      <text:p text:style-name="P2">Intrumentation: Piano, drum beat, beat mixed bewtween synth and piano, trumpets, voice alteration, made to sound like older recording, heavy use of synth</text:p>
      <text:p text:style-name="P2">Lyrics: Short catchy chorus, not deep, about enjoying music</text:p>
      <text:p text:style-name="P2">starts with instrumental</text:p>
      <text:p text:style-name="P1">Caravan Palace – Lone Digger</text:p>
      <text:p text:style-name="P2">Instrumentation: DnB+Synth Beat, Trumpet, Synthesized wind instruments, balance of synth and natural, made to sound older</text:p>
      <text:p text:style-name="P2">Lyrics: Superficial, about liking music, longer, fast catchy chorus, slightly repetitive</text:p>
      <text:p text:style-name="P2">Starts with intrumentation</text:p>
      <text:p text:style-name="P1">Caravan Palace – Suzy</text:p>
      <text:p text:style-name="P2">Instrumentation: DnB + Synth beat, guitar, violin, made to sound older, some scat singing</text:p>
      <text:p text:style-name="P2">Lyrics: Very repetitive, short and catchy, </text:p>
      <text:p text:style-name="P2">Short instrumental opening</text:p>
      <text:p text:style-name="P1">ProleteR – April Showers</text:p>
      <text:p text:style-name="P2">Instrumentation: Old timey, piano, wind instruments, DnB beat, guitar, voice sounds like old recording</text:p>
      <text:p text:style-name="P2">Lyrics: Short repetitive chorus, very sparse in the song</text:p>
      <text:p text:style-name="P2">Long instrumental opening,</text:p>
      <text:p text:style-name="P1">Kid Kasino &amp; Dutty Moonshine – Everybody</text:p>
      <text:p text:style-name="P2">Instrumentation: Piano, Voice alteration, synth noises,</text:p>
      <text:p text:style-name="P2">Lyrics: Very repetitive (2 lines), lyrically focused, instead of instrumentally</text:p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obert Ritchie</meta:initial-creator>
    <meta:creation-date>2015-10-28T18:44:05.16</meta:creation-date>
    <meta:document-statistic meta:table-count="0" meta:image-count="0" meta:object-count="0" meta:page-count="1" meta:paragraph-count="27" meta:word-count="225" meta:character-count="1573"/>
    <dc:date>2015-10-28T19:21:17.95</dc:date>
    <dc:creator>Robert Ritchie</dc:creator>
    <meta:editing-duration>PT6M2S</meta:editing-duration>
    <meta:editing-cycles>1</meta:editing-cycles>
    <meta:generator>OpenOffice/4.1.1$Win32 OpenOffice.org_project/411m6$Build-9775</meta:generator>
  </office:meta>
</office:document-meta>
</file>